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2c6cf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Table_20_Contents">
      <style:text-properties officeooo:rsid="000efb5d" officeooo:paragraph-rsid="000efb5d"/>
    </style:style>
    <style:style style:name="P18" style:family="paragraph" style:parent-style-name="Table_20_Contents">
      <style:text-properties style:font-name="Times New Roman" fo:font-size="12pt" officeooo:rsid="00129342" officeooo:paragraph-rsid="000f3e3f" style:font-size-asian="12pt" style:font-size-complex="12pt"/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Heading_20_1" style:master-page-name="First_20_Page">
      <style:paragraph-properties style:page-number="auto"/>
      <style:text-properties officeooo:paragraph-rsid="001159bb"/>
    </style:style>
    <style:style style:name="P21" style:family="paragraph" style:parent-style-name="Table_20_Contents" style:list-style-name="L3">
      <style:text-properties officeooo:paragraph-rsid="00102ea9"/>
    </style:style>
    <style:style style:name="P22" style:family="paragraph" style:parent-style-name="Table_20_Contents" style:list-style-name="L3">
      <style:text-properties officeooo:paragraph-rsid="000f3e3f"/>
    </style:style>
    <style:style style:name="P23" style:family="paragraph" style:parent-style-name="Table_20_Contents" style:list-style-name="L3">
      <style:text-properties style:font-name="Times New Roman" fo:font-size="12pt" officeooo:rsid="000f3e3f" officeooo:paragraph-rsid="00102ea9" style:font-size-asian="12pt" style:font-size-complex="12pt"/>
    </style:style>
    <style:style style:name="P24" style:family="paragraph">
      <style:paragraph-properties style:writing-mode="lr-tb"/>
    </style:style>
    <style:style style:name="P25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color="#dddddd" fo:font-size="150pt" style:font-size-asian="150pt" style:font-size-complex="15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Arial" fo:font-size="14pt" fo:font-weight="bold" officeooo:rsid="001654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style:font-name="Times New Roman" fo:font-size="12pt" officeooo:rsid="000f3e3f" style:font-size-asian="12pt" style:font-size-complex="12pt"/>
    </style:style>
    <style:style style:name="T18" style:family="text">
      <style:text-properties style:font-name="Times New Roman" fo:font-size="12pt" officeooo:rsid="00102ea9" style:font-size-asian="12pt" style:font-size-complex="12pt"/>
    </style:style>
    <style:style style:name="T19" style:family="text">
      <style:text-properties style:font-name="Times New Roman" fo:font-size="12pt" officeooo:rsid="000efb5d" style:font-size-asian="12pt" style:font-size-complex="12pt"/>
    </style:style>
    <style:style style:name="T2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Times New Roman" fo:font-size="12pt" fo:font-weight="bold" officeooo:rsid="000f3e3f" style:font-size-asian="12pt" style:font-weight-asian="bold" style:font-size-complex="12pt" style:font-weight-complex="bold"/>
    </style:style>
    <style:style style:name="T22" style:family="text">
      <style:text-properties style:font-name="Times New Roman" fo:font-size="12pt" fo:font-weight="bold" officeooo:rsid="000efb5d" style:font-size-asian="12pt" style:font-weight-asian="bold" style:font-size-complex="12pt" style:font-weight-complex="bold"/>
    </style:style>
    <style:style style:name="T23" style:family="text"/>
    <style:style style:name="T24" style:family="text">
      <style:text-properties style:font-name="Times New Roman1" fo:font-size="1pt" style:font-name-asian="Times New Roman1" style:font-name-complex="Times New Roman1"/>
    </style:style>
    <style:style style:name="T25" style:family="text">
      <style:text-properties fo:color="#dddddd" fo:font-size="150pt" style:font-size-asian="150pt" style:font-size-complex="15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79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67328849600" text:id="ct14036732884960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67304661680" text:id="ct14036730466168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67304444256" text:id="ct14036730444425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20" text:outline-level="1"><text:change text:change-id="ct140367328849600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draw:frame text:anchor-type="paragraph" draw:z-index="2" draw:style-name="gr2" draw:text-style-name="P27" svg:width="8.7768in" svg:height="4.7913in" draw:transform="skewX (5.49181449609752E-017) rotate (1.13446401379631) translate (-0.833333333333333in 5.64576224846894in)"><draw:text-box><text:p text:style-name="P26"><text:span text:style-name="T25">Draft for Comment</text:span></text:p></draw:text-box></draw:frame><text:change text:change-id="ct140367304661680"/><text:change-start text:change-id="ct140367304444256"/>Version History<text:change-end text:change-id="ct14036730444425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Sep 17, 2010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prepared for Feb-2011 NMRA BoD meeting.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>Jun 11, 2012</text:span></text:span></text:p>
          </table:table-cell>
          <table:table-cell table:style-name="Table2.A2" office:value-type="string">
            <text:p text:style-name="Table_20_Contents">Aug 2, 2012</text:p>
          </table:table-cell>
          <table:table-cell table:style-name="Table2.C2" office:value-type="string">
            <text:p text:style-name="Table_20_Contents">Changes from <text:s/>Feb-2011, Jul-2011 &amp; Feb 2012 NMRA BoD meetings and community feedback. Formatting changes to facilitate adding a cover sheet and date disambiguation.</text:p>
          </table:table-cell>
        </table:table-row>
        <table:table-row>
          <table:table-cell table:style-name="Table2.A2" office:value-type="string">
            <text:p text:style-name="Table_20_Contents">Feb 17, 201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Changed title to “Layout Command Control”</text:p>
            <text:p text:style-name="Table_20_Contents">Changed document numbering and file name</text:p>
          </table:table-cell>
        </table:table-row>
        <table:table-row>
          <table:table-cell table:style-name="Table2.A2" office:value-type="string">
            <text:p text:style-name="P17">Feb 8, 2016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8">Minor grammatical corrections and readability improvements as well as the following specific changes:</text:p>
            <text:list xml:id="list4908611726250131680" text:style-name="L3">
              <text:list-item>
                <text:p text:style-name="P21"><text:span text:style-name="T17">Changed </text:span><text:span text:style-name="T20">4 Physical Interconnection (Normative)</text:span><text:span text:style-name="T17"> to:</text:span></text:p>
                <text:list>
                  <text:list-item>
                    <text:p text:style-name="P21"><text:span text:style-name="T18">change</text:span><text:span text:style-name="T19"> </text:span><text:span text:style-name="T17">pins </text:span><text:span text:style-name="T19">4&amp;5 from "Reserved" to "ALT_L" &amp; "ALT_H"</text:span></text:p>
                  </text:list-item>
                  <text:list-item>
                    <text:p text:style-name="P23">reduce the maximum voltage ratings down from 100V down to 27V on pins 4&amp;5</text:p>
                  </text:list-item>
                </text:list>
              </text:list-item>
              <text:list-item>
                <text:p text:style-name="P21"><text:span text:style-name="T17"><text:s/>Added new </text:span><text:span text:style-name="T21">6 ALT_L / ALT_H</text:span><text:span text:style-name="T17"> section</text:span></text:p>
              </text:list-item>
              <text:list-item>
                <text:p text:style-name="P22"><text:span text:style-name="T19">Added </text:span><text:span text:style-name="T21">6.1 </text:span><text:span text:style-name="T22">DCC Signal</text:span><text:span text:style-name="T19"> section</text:span></text:p>
              </text:list-item>
              <text:list-item>
                <text:p text:style-name="P22"><text:span text:style-name="T19">Added </text:span><text:span text:style-name="T21">9 </text:span><text:span text:style-name="T22">Injection Current (Normative)</text:span><text:span text:style-name="T19"> section</text:span></text:p>
              </text:list-item>
            </text:list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3.091in" style:rel-column-width="30438*"/>
    </style:style>
    <style:style style:name="Table1.B" style:family="table-column">
      <style:table-column-properties style:column-width="0.0451in" style:rel-column-width="444*"/>
    </style:style>
    <style:style style:name="Table1.C" style:family="table-column">
      <style:table-column-properties style:column-width="2.1167in" style:rel-column-width="208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2c6cf" style:font-size-asian="14pt" style:font-size-complex="14p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M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/>
    <style:style style:name="M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style:font-name="Arial" fo:font-size="14pt" fo:font-weight="bold" officeooo:rsid="001654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2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9T20:29:37.700509876" text:date-adjust="PT1440H00M00S">Apr 9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40367330737296" text:id="ct140367330737296">
            <text:deletion>
              <office:change-info>
                <dc:creator>Bob Jacobsen</dc:creator>
                <dc:date>2010-10-06T22:58:00</dc:date>
              </office:change-info>
              <text:p text:style-name="MP10">N</text:p>
            </text:deletion>
          </text:changed-region>
          <text:changed-region xml:id="ct140367330737808" text:id="ct140367330737808">
            <text:deletion>
              <office:change-info>
                <dc:creator>Alex Shepherd</dc:creator>
                <dc:date>2012-05-28T01:11:00</dc:date>
              </office:change-info>
              <text:p text:style-name="MP13"><text:span text:style-name="Page_20_Number">17/09/10</text:span></text:p>
            </text:deletion>
          </text:changed-region>
          <text:changed-region xml:id="ct140367330738704" text:id="ct140367330738704">
            <text:deletion>
              <office:change-info>
                <dc:creator>Bob Jacobsen</dc:creator>
                <dc:date>2010-10-07T18:01:00</dc:date>
              </office:change-info>
              <text:p text:style-name="MP13"><text:span text:style-name="Page_20_Number"><text:date style:data-style-name="N120" text:date-value="2016-02-09T20:29:37.701882203">2/9/2016</text:date></text:span></text:p>
            </text:deletion>
          </text:changed-region>
          <text:changed-region xml:id="ct140367330747808" text:id="ct140367330747808">
            <text:deletion>
              <office:change-info>
                <dc:creator>Alex Shepherd</dc:creator>
                <dc:date>2012-05-28T01:12:00</dc:date>
              </office:change-info>
              <text:p text:style-name="MP15">Draft </text:p>
            </text:deletion>
          </text:changed-region>
          <text:changed-region xml:id="ct140367330739456" text:id="ct140367330739456">
            <text:deletion>
              <office:change-info>
                <dc:creator>Alex Shepherd</dc:creator>
                <dc:date>2012-05-28T01:11:00</dc:date>
              </office:change-info>
              <text:p text:style-name="MP15">x</text:p>
            </text:deletion>
          </text:changed-region>
          <text:changed-region xml:id="ct140367330742544" text:id="ct140367330742544">
            <text:insertion>
              <office:change-info>
                <dc:creator>Alex Shepherd</dc:creator>
                <dc:date>2012-05-28T01:11:00</dc:date>
              </office:change-info>
            </text:insertion>
          </text:changed-region>
        </text:tracked-changes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</text:span><text:change text:change-id="ct140367330737296"/><text:span text:style-name="MT6">ontrol</text:span><text:span text:style-name="MT7">®</text:span><text:span text:style-name="MT6"> (LCC)</text:span><text:span text:style-name="MT8"> </text:span></text:p>
              <text:p text:style-name="MP11">CAN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2"><text:change text:change-id="ct140367330737808"/><text:change text:change-id="ct140367330738704"/><text:span text:style-name="Page_20_Number"><text:span text:style-name="MT10">Feb </text:span></text:span><text:span text:style-name="Page_20_Number"><text:span text:style-name="MT11">8</text:span></text:span><text:span text:style-name="Page_20_Number"><text:span text:style-name="MT10">, 201</text:span></text:span><text:span text:style-name="Page_20_Number"><text:span text:style-name="MT11">6</text:span></text:span></text:p>
            </table:table-cell>
            <table:table-cell table:style-name="Table1.C1" office:value-type="string">
              <text:p text:style-name="MP14"><text:change text:change-id="ct140367330747808"/><text:span text:style-name="MT12">TN-</text:span><text:span text:style-name="MT13">9.</text:span><text:change text:change-id="ct140367330739456"/><text:change-start text:change-id="ct140367330742544"/><text:span text:style-name="MT13">7</text:span><text:change-end text:change-id="ct140367330742544"/><text:span text:style-name="MT13">.1.1</text:span></text:p>
            </table:table-cell>
          </table:table-row>
        </table:table>
        <text:p text:style-name="Header"/>
      </style:header>
      <style:footer>
        <text:p text:style-name="MP16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5</meta:editing-cycles>
    <meta:editing-duration>PT19H34M44S</meta:editing-duration>
    <meta:generator>LibreOffice/4.4.0.3$MacOSX_X86_64 LibreOffice_project/de093506bcdc5fafd9023ee680b8c60e3e0645d7</meta:generator>
    <dc:date>2016-02-09T20:29:37.521700000</dc:date>
    <meta:printed-by>Bob Jacobsen</meta:printed-by>
    <meta:print-date>2010-09-15T08:46:04</meta:print-date>
    <meta:document-statistic meta:table-count="2" meta:image-count="1" meta:object-count="0" meta:page-count="1" meta:paragraph-count="28" meta:word-count="198" meta:character-count="1182" meta:non-whitespace-character-count="1010"/>
  </office:meta>
</office:document-meta>
</file>